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FD000000FD08A7A87692966F4B.svm" manifest:media-type="image/x-svm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FD000000FDF2E23ED9EB509A97.svm" manifest:media-type="image/x-svm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26cm" svg:height="9.005cm" svg:x="18.577cm" svg:y="3.081cm">
            <draw:object draw:notify-on-update-of-ranges="Sheet1.C12:Sheet1.C18 Sheet1.D12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072cm" svg:height="9.482cm" svg:x="18.301cm" svg:y="13.6cm">
            <draw:object draw:notify-on-update-of-ranges="Sheet1.D36:Sheet1.D42 Sheet1.D35:Sheet1.D35 Sheet1.E36:Sheet1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311cm" svg:height="9.801cm" svg:x="18.521cm" svg:y="24.889cm">
            <draw:object draw:notify-on-update-of-ranges="Sheet1.C55:Sheet1.C62 Sheet1.D54:Sheet1.D54 Sheet1.D55:Sheet1.D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4"/>
          <table:table-cell>
            <draw:frame draw:z-index="3" draw:style-name="gr1" draw:text-style-name="P1" svg:width="12.026cm" svg:height="9.005cm" svg:x="0.059cm" svg:y="0.4cm">
              <draw:object draw:notify-on-update-of-ranges="Sheet1.C12:Sheet1.C18 Sheet1.D11:Sheet1.D11 Sheet1.D12:Sheet1.D18 Sheet1.F11:Sheet1.F11 Sheet1.F12:Sheet1.F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reatebenchmarkfiles_ONEPAGE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Velikost datoteke [MB] </text:p>
          </table:table-cell>
          <table:table-cell office:value-type="string" calcext:value-type="string">
            <text:p>Čas pretvorbe </text:p>
          </table:table-cell>
          <table:table-cell/>
          <table:table-cell office:value-type="string" calcext:value-type="string">
            <text:p>Ocenjen minimalni čas do zagona virtualnega računalnik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style-name="ce1"/>
        </table:table-row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4"/>
          <table:table-cell>
            <draw:frame draw:z-index="4" draw:style-name="gr1" draw:text-style-name="P1" svg:width="13.952cm" svg:height="9.482cm" svg:x="0.502cm" svg:y="0.001cm">
              <draw:object draw:notify-on-update-of-ranges="Sheet1.D36:Sheet1.D42 Sheet1.D35:Sheet1.D35 Sheet1.E36:Sheet1.E42 Sheet1.F35:Sheet1.F35 Sheet1.F36:Sheet1.F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benchmarkfiles_SIZEGROWSPAGEGROW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lesize/MB </text:p>
          </table:table-cell>
          <table:table-cell office:value-type="string" calcext:value-type="string">
            <text:p>Čas pretvorbe glede na število strani dokumenta</text:p>
          </table:table-cell>
          <table:table-cell office:value-type="string" calcext:value-type="string">
            <text:p>Elapsed TIME/s</text:p>
          </table:table-cell>
          <table:table-cell office:value-type="string" calcext:value-type="string">
            <text:p>Ocenjen minimalni čas do zagona virtualnega računalnik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1 – 0,01MB</text:p>
          </table:table-cell>
          <table:table-cell office:value-type="float" office:value="0.05" calcext:value-type="float">
            <text:p>0,0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2 – 0,1MB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0 – 1MB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50 – 5MB</text:p>
          </table:table-cell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00 – 10MB</text:p>
          </table:table-cell>
          <table:table-cell office:value-type="float" office:value="5.25" calcext:value-type="float">
            <text:p>5,2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500 – 50MB</text:p>
          </table:table-cell>
          <table:table-cell office:value-type="float" office:value="26.5" calcext:value-type="float">
            <text:p>26,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1000 – 100MB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reatebenchmarkfiles_IMAGERENDERING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Število slojev</text:p>
          </table:table-cell>
          <table:table-cell office:value-type="string" calcext:value-type="string">
            <text:p>Čas pretvorbe [s]</text:p>
          </table:table-cell>
          <table:table-cell office:value-type="string" calcext:value-type="string">
            <text:p>Ocenjen minimalni čas do zagona virtualnega računalnik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>
            <draw:frame draw:z-index="5" draw:style-name="gr1" draw:text-style-name="P1" svg:width="12.576cm" svg:height="9.802cm" svg:x="0.007cm" svg:y="-0.001cm">
              <draw:object draw:notify-on-update-of-ranges="Sheet1.C55:Sheet1.C62 Sheet1.D54:Sheet1.D54 Sheet1.D55:Sheet1.D62 Sheet1.E54:Sheet1.E54 Sheet1.E55:Sheet1.E6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,48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,94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,87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.88" calcext:value-type="float">
            <text:p>3,88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7.72" calcext:value-type="float">
            <text:p>7,7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l" fo:country="SI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2T08:32:25.814580544</dc:date>
    <meta:editing-duration>P1DT2H1M11S</meta:editing-duration>
    <meta:editing-cycles>35</meta:editing-cycles>
    <meta:generator>LibreOffice/7.4.7.2$Linux_X86_64 LibreOffice_project/40$Build-2</meta:generator>
    <meta:document-statistic meta:table-count="1" meta:cell-count="108" meta:object-count="6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FD000000FDF2E23ED9EB509A97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3cm" chart:symbol-height="0.3cm" chart:link-data-style-to-source="true"/>
      <style:graphic-properties svg:stroke-width="0.08cm" svg:stroke-color="#333333" draw:fill-color="#33333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27cm" svg:height="9.006cm" xlink:href=".." xlink:type="simple" chart:class="chart:line" chart:style-name="ch1">
        <chart:title svg:x="1.538cm" svg:y="0.315cm" chart:style-name="ch2">
          <text:p>Hitrost izvajanja pretvorbe PDF v JPG - Ena stran, različne velikosti datoteke</text:p>
        </chart:title>
        <chart:plot-area chart:style-name="ch3" table:cell-range-address="Sheet1.C12:Sheet1.D18" chart:data-source-has-labels="column" svg:x="1.251cm" svg:y="1.778cm" svg:width="10.536cm" svg:height="6.067cm">
          <chart:coordinate-region svg:x="1.978cm" svg:y="1.977cm" svg:width="9.529cm" svg:height="5.221cm"/>
          <chart:axis chart:dimension="x" chart:name="primary-x" chart:style-name="ch4" chartooo:axis-type="auto">
            <chartooo:date-scale/>
            <chart:title svg:x="4.874cm" svg:y="8.025cm" chart:style-name="ch5">
              <text:p>Velikost datoteke [MB]</text:p>
            </chart:title>
            <chart:categories table:cell-range-address="Sheet1.C12:Sheet1.C18"/>
            <chart:grid chart:style-name="ch6" chart:class="major"/>
          </chart:axis>
          <chart:axis chart:dimension="y" chart:name="primary-y" chart:style-name="ch4">
            <chart:title svg:x="0.451cm" svg:y="5.358cm" chart:style-name="ch7">
              <text:p>Čas [s]</text:p>
            </chart:title>
            <chart:grid chart:style-name="ch6" chart:class="major"/>
          </chart:axis>
          <chart:series chart:style-name="ch8" chart:values-cell-range-address="Sheet1.D12:Sheet1.D1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C12:Sheet1.C18</svg:desc>
                </draw:g>
              </table:table-cell>
              <table:table-cell office:value-type="float" office:value="0.06">
                <text:p>0.06</text:p>
                <draw:g>
                  <svg:desc>Sheet1.D12:Sheet1.D1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3cm" chart:symbol-height="0.3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3cm" svg:height="9.483cm" xlink:href=".." xlink:type="simple" chart:class="chart:line" chart:style-name="ch1">
        <chart:title svg:x="1.653cm" svg:y="0.324cm" chart:style-name="ch2">
          <text:p>Čas pretvorbe PDF v JPG - različno število strani in velikosti datoteke</text:p>
        </chart:title>
        <chart:plot-area chart:style-name="ch3" table:cell-range-address="Sheet1.D35:Sheet1.D42 Sheet1.E36:Sheet1.E42" chart:data-source-has-labels="both" svg:x="1.252cm" svg:y="1.796cm" svg:width="10.58cm" svg:height="6.517cm">
          <chart:coordinate-region svg:x="2.648cm" svg:y="1.995cm" svg:width="9.043cm" svg:height="4.216cm"/>
          <chart:axis chart:dimension="x" chart:name="primary-x" chart:style-name="ch4" chartooo:axis-type="auto">
            <chartooo:date-scale/>
            <chart:title svg:x="3.786cm" svg:y="8.502cm" chart:style-name="ch5">
              <text:p>Število strani in velikost datoteke [MB]</text:p>
            </chart:title>
            <chart:categories table:cell-range-address="Sheet1.D36:Sheet1.D42"/>
            <chart:grid chart:style-name="ch6" chart:class="major"/>
          </chart:axis>
          <chart:axis chart:dimension="y" chart:name="primary-y" chart:style-name="ch4">
            <chart:title svg:x="0.451cm" svg:y="5.601cm" chart:style-name="ch7">
              <text:p>Čas [s]</text:p>
            </chart:title>
            <chart:grid chart:style-name="ch6" chart:class="major"/>
          </chart:axis>
          <chart:series chart:style-name="ch8" chart:values-cell-range-address="Sheet1.E36:Sheet1.E42" chart:label-cell-address="Sheet1.D35:Sheet1.D35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Čas pretvorbe glede na število strani dokumenta</text:p>
                <draw:g>
                  <svg:desc>Sheet1.D35:Sheet1.D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– 0,01MB</text:p>
                <draw:g>
                  <svg:desc>Sheet1.D36:Sheet1.D42</svg:desc>
                </draw:g>
              </table:table-cell>
              <table:table-cell office:value-type="float" office:value="0.05">
                <text:p>0.05</text:p>
                <draw:g>
                  <svg:desc>Sheet1.E36:Sheet1.E42</svg:desc>
                </draw:g>
              </table:table-cell>
            </table:table-row>
            <table:table-row>
              <table:table-cell office:value-type="string">
                <text:p>2 – 0,1MB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 – 1MB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 – 5MB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00 – 10MB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00 – 50MB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000 – 100MB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FD000000FD08A7A87692966F4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3cm" chart:symbol-height="0.3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12cm" svg:height="9.802cm" xlink:href=".." xlink:type="simple" chart:class="chart:line" chart:style-name="ch1">
        <chart:title svg:x="1.683cm" svg:y="0.332cm" chart:style-name="ch2">
          <text:p>Čas pretvorbe PDF v JPG - različne zahtevnosti izrisa - prekrivanje slojev v izvorni datoteki</text:p>
        </chart:title>
        <chart:plot-area chart:style-name="ch3" table:cell-range-address="Sheet1.C54:Sheet1.D62" chart:data-source-has-labels="both" svg:x="1.237cm" svg:y="2.313cm" svg:width="9.849cm" svg:height="6.312cm">
          <chart:coordinate-region svg:x="1.673cm" svg:y="2.512cm" svg:width="9.133cm" svg:height="5.466cm"/>
          <chart:axis chart:dimension="x" chart:name="primary-x" chart:style-name="ch4" chartooo:axis-type="auto">
            <chartooo:date-scale/>
            <chart:title svg:x="5.151cm" svg:y="8.821cm" chart:style-name="ch5">
              <text:p>Število slojev</text:p>
            </chart:title>
            <chart:categories table:cell-range-address="Sheet1.C55:Sheet1.C62"/>
            <chart:grid chart:style-name="ch6" chart:class="major"/>
          </chart:axis>
          <chart:axis chart:dimension="y" chart:name="primary-y" chart:style-name="ch4">
            <chart:title svg:x="0.451cm" svg:y="6.016cm" chart:style-name="ch7">
              <text:p>Čas [s]</text:p>
            </chart:title>
            <chart:grid chart:style-name="ch6" chart:class="major"/>
          </chart:axis>
          <chart:series chart:style-name="ch8" chart:values-cell-range-address="Sheet1.D55:Sheet1.D62" chart:label-cell-address="Sheet1.D54:Sheet1.D5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Čas pretvorbe [s]</text:p>
                <draw:g>
                  <svg:desc>Sheet1.D54:Sheet1.D5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55:Sheet1.C62</svg:desc>
                </draw:g>
              </table:table-cell>
              <table:table-cell office:value-type="float" office:value="0.06">
                <text:p>0.06</text:p>
                <draw:g>
                  <svg:desc>Sheet1.D55:Sheet1.D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.72">
                <text:p>7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3cm" chart:symbol-height="0.3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53cm" svg:height="9.483cm" xlink:href=".." xlink:type="simple" chart:class="chart:line" chart:style-name="ch1">
        <chart:title svg:x="2.172cm" svg:y="0cm" chart:style-name="ch2">
          <text:p>Čas pretvorbe PDF v JPG - različno število strani in velikosti datoteke</text:p>
        </chart:title>
        <chart:legend chart:legend-position="end" svg:x="3.19cm" svg:y="3.146cm" style:legend-expansion="custom" svg:width="5.215cm" svg:height="2.205cm" style:legend-expansion-aspect-ratio="2.36507936507937" chart:style-name="ch3"/>
        <chart:plot-area chart:style-name="ch4" table:cell-range-address="Sheet1.D35:Sheet1.D42 Sheet1.E36:Sheet1.F42 Sheet1.F35:Sheet1.F35" chart:data-source-has-labels="both" svg:x="0.778cm" svg:y="1.291cm" svg:width="11.833cm" svg:height="7.015cm">
          <chart:coordinate-region svg:x="2.174cm" svg:y="1.49cm" svg:width="10.296cm" svg:height="4.714cm"/>
          <chart:axis chart:dimension="x" chart:name="primary-x" chart:style-name="ch5" chartooo:axis-type="auto">
            <chartooo:date-scale/>
            <chart:title svg:x="3.938cm" svg:y="8.495cm" chart:style-name="ch6">
              <text:p>Število strani in velikost datoteke [MB]</text:p>
            </chart:title>
            <chart:categories table:cell-range-address="Sheet1.D36:Sheet1.D42"/>
            <chart:grid chart:style-name="ch7" chart:class="major"/>
          </chart:axis>
          <chart:axis chart:dimension="y" chart:name="primary-y" chart:style-name="ch5">
            <chart:title svg:x="0cm" svg:y="5.345cm" chart:style-name="ch8">
              <text:p>Čas [s]</text:p>
            </chart:title>
            <chart:grid chart:style-name="ch7" chart:class="major"/>
          </chart:axis>
          <chart:series chart:style-name="ch9" chart:values-cell-range-address="Sheet1.E36:Sheet1.E42" chart:label-cell-address="Sheet1.D35:Sheet1.D35" chart:class="chart:line">
            <chart:data-point chart:repeated="7"/>
          </chart:series>
          <chart:series chart:style-name="ch10" chart:values-cell-range-address="Sheet1.F36:Sheet1.F42" chart:label-cell-address="Sheet1.F35:Sheet1.F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Čas pretvorbe glede na število strani dokumenta</text:p>
                <draw:g>
                  <svg:desc>Sheet1.D35:Sheet1.D35</svg:desc>
                </draw:g>
              </table:table-cell>
              <table:table-cell office:value-type="string">
                <text:p>Ocenjen minimalni čas do zagona virtualnega računalnika</text:p>
                <draw:g>
                  <svg:desc>Sheet1.F35:Sheet1.F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– 0,01MB</text:p>
                <draw:g>
                  <svg:desc>Sheet1.D36:Sheet1.D42</svg:desc>
                </draw:g>
              </table:table-cell>
              <table:table-cell office:value-type="float" office:value="0.05">
                <text:p>0.05</text:p>
                <draw:g>
                  <svg:desc>Sheet1.E36:Sheet1.E42</svg:desc>
                </draw:g>
              </table:table-cell>
              <table:table-cell office:value-type="float" office:value="50">
                <text:p>50</text:p>
                <draw:g>
                  <svg:desc>Sheet1.F36:Sheet1.F42</svg:desc>
                </draw:g>
              </table:table-cell>
            </table:table-row>
            <table:table-row>
              <table:table-cell office:value-type="string">
                <text:p>2 – 0,1MB</text:p>
              </table:table-cell>
              <table:table-cell office:value-type="float" office:value="0.1">
                <text:p>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 – 1MB</text:p>
              </table:table-cell>
              <table:table-cell office:value-type="float" office:value="0.5">
                <text:p>0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 – 5MB</text:p>
              </table:table-cell>
              <table:table-cell office:value-type="float" office:value="2.54">
                <text:p>2.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 – 10MB</text:p>
              </table:table-cell>
              <table:table-cell office:value-type="float" office:value="5.25">
                <text:p>5.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0 – 50MB</text:p>
              </table:table-cell>
              <table:table-cell office:value-type="float" office:value="26.5">
                <text:p>2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0 – 100MB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3cm" chart:symbol-height="0.3cm" chart:link-data-style-to-source="tru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27cm" svg:height="9.006cm" xlink:href=".." xlink:type="simple" chart:class="chart:line" chart:style-name="ch1">
        <chart:title svg:x="1.483cm" svg:y="0.103cm" chart:style-name="ch2">
          <text:p>Hitrost izvajanja pretvorbe PDF v JPG - Ena stran, različne velikosti datoteke</text:p>
        </chart:title>
        <chart:legend chart:legend-position="end" svg:x="2.578cm" svg:y="3.756cm" style:legend-expansion="custom" svg:width="5.934cm" svg:height="2.23cm" style:legend-expansion-aspect-ratio="2.6609865470852" chart:style-name="ch3"/>
        <chart:plot-area chart:style-name="ch4" table:cell-range-address="Sheet1.C12:Sheet1.D18 Sheet1.C11:Sheet1.D11 Sheet1.F11:Sheet1.F18" chart:data-source-has-labels="both" svg:x="1.25cm" svg:y="1.778cm" svg:width="10.176cm" svg:height="6.066cm">
          <chart:coordinate-region svg:x="1.871cm" svg:y="1.977cm" svg:width="9.275cm" svg:height="5.22cm"/>
          <chart:axis chart:dimension="x" chart:name="primary-x" chart:style-name="ch5" chartooo:axis-type="auto">
            <chartooo:date-scale/>
            <chart:title svg:x="4.693cm" svg:y="8.024cm" chart:style-name="ch6">
              <text:p>Velikost datoteke [MB]</text:p>
            </chart:title>
            <chart:categories table:cell-range-address="Sheet1.C12:Sheet1.C18"/>
            <chart:grid chart:style-name="ch7" chart:class="major"/>
          </chart:axis>
          <chart:axis chart:dimension="y" chart:name="primary-y" chart:style-name="ch5">
            <chart:title svg:x="0.45cm" svg:y="5.358cm" chart:style-name="ch8">
              <text:p>Čas [s]</text:p>
            </chart:title>
            <chart:grid chart:style-name="ch7" chart:class="major"/>
          </chart:axis>
          <chart:series chart:style-name="ch9" chart:values-cell-range-address="Sheet1.D12:Sheet1.D18" chart:label-cell-address="Sheet1.D11:Sheet1.D11" chart:class="chart:line">
            <chart:data-point chart:repeated="7"/>
          </chart:series>
          <chart:series chart:style-name="ch10" chart:values-cell-range-address="Sheet1.F12:Sheet1.F18" chart:label-cell-address="Sheet1.F11:Sheet1.F1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Čas pretvorbe </text:p>
                <draw:g>
                  <svg:desc>Sheet1.D11:Sheet1.D11</svg:desc>
                </draw:g>
              </table:table-cell>
              <table:table-cell office:value-type="string">
                <text:p>Ocenjen minimalni čas do zagona virtualnega računalnika</text:p>
                <draw:g>
                  <svg:desc>Sheet1.F11:Sheet1.F1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C12:Sheet1.C18</svg:desc>
                </draw:g>
              </table:table-cell>
              <table:table-cell office:value-type="float" office:value="0.06">
                <text:p>0.06</text:p>
                <draw:g>
                  <svg:desc>Sheet1.D12:Sheet1.D18</svg:desc>
                </draw:g>
              </table:table-cell>
              <table:table-cell office:value-type="float" office:value="50">
                <text:p>50</text:p>
                <draw:g>
                  <svg:desc>Sheet1.F12:Sheet1.F1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">
                <text:p>0.72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paragraph-properties style:writing-mode="rl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3cm" chart:symbol-height="0.3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77cm" svg:height="9.803cm" xlink:href=".." xlink:type="simple" chart:class="chart:line" chart:style-name="ch1">
        <chart:title svg:x="1.416cm" svg:y="0.331cm" chart:style-name="ch2">
          <text:p>Čas pretvorbe PDF v JPG - različne zahtevnosti izrisa - prekrivanje slojev v izvorni datoteki</text:p>
        </chart:title>
        <chart:legend chart:legend-position="end" svg:x="2.594cm" svg:y="4.181cm" style:legend-expansion="custom" svg:width="7.083cm" svg:height="2.071cm" style:legend-expansion-aspect-ratio="3.42008691453404" chart:style-name="ch3"/>
        <chart:plot-area chart:style-name="ch4" table:cell-range-address="Sheet1.C54:Sheet1.E62" chart:data-source-has-labels="both" svg:x="1.445cm" svg:y="2.313cm" svg:width="10.465cm" svg:height="6.312cm">
          <chart:coordinate-region svg:x="2.066cm" svg:y="2.512cm" svg:width="9.564cm" svg:height="5.466cm"/>
          <chart:axis chart:dimension="x" chart:name="primary-x" chart:style-name="ch5" chartooo:axis-type="auto">
            <chartooo:date-scale/>
            <chart:title svg:x="5.667cm" svg:y="8.821cm" chart:style-name="ch6">
              <text:p>Število slojev</text:p>
            </chart:title>
            <chart:categories table:cell-range-address="Sheet1.C55:Sheet1.C62"/>
            <chart:grid chart:style-name="ch7" chart:class="major"/>
          </chart:axis>
          <chart:axis chart:dimension="y" chart:name="primary-y" chart:style-name="ch5">
            <chart:title svg:x="0.634cm" svg:y="6.016cm" chart:style-name="ch8">
              <text:p>Čas [s]</text:p>
            </chart:title>
            <chart:grid chart:style-name="ch7" chart:class="major"/>
          </chart:axis>
          <chart:series chart:style-name="ch9" chart:values-cell-range-address="Sheet1.D55:Sheet1.D62" chart:label-cell-address="Sheet1.D54:Sheet1.D54" chart:class="chart:line">
            <chart:data-point chart:repeated="8"/>
          </chart:series>
          <chart:series chart:style-name="ch10" chart:values-cell-range-address="Sheet1.E55:Sheet1.E62" chart:label-cell-address="Sheet1.E54:Sheet1.E5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Čas pretvorbe [s]</text:p>
                <draw:g>
                  <svg:desc>Sheet1.D54:Sheet1.D54</svg:desc>
                </draw:g>
              </table:table-cell>
              <table:table-cell office:value-type="string">
                <text:p>Ocenjen minimalni čas do zagona virtualnega računalnika</text:p>
                <draw:g>
                  <svg:desc>Sheet1.E54:Sheet1.E5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55:Sheet1.C62</svg:desc>
                </draw:g>
              </table:table-cell>
              <table:table-cell office:value-type="float" office:value="0.06">
                <text:p>0.06</text:p>
                <draw:g>
                  <svg:desc>Sheet1.D55:Sheet1.D62</svg:desc>
                </draw:g>
              </table:table-cell>
              <table:table-cell office:value-type="float" office:value="50">
                <text:p>50</text:p>
                <draw:g>
                  <svg:desc>Sheet1.E55:Sheet1.E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">
                <text:p>0.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">
                <text:p>0.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87">
                <text:p>1.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88">
                <text:p>3.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.72">
                <text:p>7.72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